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cf6ae"/>
    </style:style>
    <style:style style:name="P2" style:family="paragraph" style:parent-style-name="Standard" style:list-style-name="L1">
      <style:text-properties officeooo:paragraph-rsid="000cf6ae"/>
    </style:style>
    <style:style style:name="P3" style:family="paragraph" style:parent-style-name="Standard" style:list-style-name="L1">
      <style:text-properties officeooo:rsid="000cf6ae" officeooo:paragraph-rsid="000cf6ae"/>
    </style:style>
    <style:style style:name="P4" style:family="paragraph" style:parent-style-name="Standard">
      <style:text-properties officeooo:rsid="000cf6ae" officeooo:paragraph-rsid="000cf6ae"/>
    </style:style>
    <style:style style:name="P5" style:family="paragraph" style:parent-style-name="Standard">
      <style:text-properties officeooo:rsid="000f15ac" officeooo:paragraph-rsid="000f6d3e"/>
    </style:style>
    <style:style style:name="P6" style:family="paragraph" style:parent-style-name="Standard" style:list-style-name="L2">
      <style:text-properties officeooo:rsid="00111b7d" officeooo:paragraph-rsid="00111b7d"/>
    </style:style>
    <style:style style:name="P7" style:family="paragraph" style:parent-style-name="Standard">
      <style:text-properties officeooo:paragraph-rsid="0015e4ed"/>
    </style:style>
    <style:style style:name="P8" style:family="paragraph" style:parent-style-name="Text_20_body">
      <style:text-properties officeooo:paragraph-rsid="0015e4ed"/>
    </style:style>
    <style:style style:name="P9" style:family="paragraph" style:parent-style-name="Text_20_body">
      <style:text-properties fo:font-size="20pt" fo:font-weight="bold" officeooo:paragraph-rsid="0015e4ed" style:font-size-asian="20pt" style:font-weight-asian="bold" style:font-size-complex="20pt" style:font-weight-complex="bold"/>
    </style:style>
    <style:style style:name="P10" style:family="paragraph" style:parent-style-name="Text_20_body" style:list-style-name="L3">
      <style:text-properties officeooo:paragraph-rsid="0015e4ed"/>
    </style:style>
    <style:style style:name="P11" style:family="paragraph" style:parent-style-name="Text_20_body" style:list-style-name="L3">
      <style:text-properties officeooo:paragraph-rsid="00199746"/>
    </style:style>
    <style:style style:name="P12" style:family="paragraph" style:parent-style-name="Text_20_body" style:list-style-name="L3">
      <style:text-properties officeooo:paragraph-rsid="001bfae7"/>
    </style:style>
    <style:style style:name="P13" style:family="paragraph" style:parent-style-name="Text_20_body" style:list-style-name="L3">
      <style:text-properties officeooo:paragraph-rsid="001e3e88"/>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cf6ae" style:font-size-asian="12pt" style:font-weight-asian="normal" style:font-size-complex="12pt" style:font-weight-complex="normal"/>
    </style:style>
    <style:style style:name="T4" style:family="text">
      <style:text-properties fo:font-size="12pt" fo:font-weight="normal" officeooo:rsid="000f15ac" style:font-size-asian="12pt" style:font-weight-asian="normal" style:font-size-complex="12pt" style:font-weight-complex="normal"/>
    </style:style>
    <style:style style:name="T5" style:family="text">
      <style:text-properties fo:font-size="12pt" fo:font-weight="normal" officeooo:rsid="000f6d3e" style:font-size-asian="12pt" style:font-weight-asian="normal" style:font-size-complex="12pt" style:font-weight-complex="normal"/>
    </style:style>
    <style:style style:name="T6" style:family="text">
      <style:text-properties fo:font-size="12pt" fo:font-weight="normal" officeooo:rsid="00111b7d" style:font-size-asian="12pt" style:font-weight-asian="normal" style:font-size-complex="12pt" style:font-weight-complex="normal"/>
    </style:style>
    <style:style style:name="T7" style:family="text">
      <style:text-properties fo:font-size="12pt" fo:font-weight="normal" officeooo:rsid="0012a4b8" style:font-size-asian="12pt" style:font-weight-asian="normal" style:font-size-complex="12pt" style:font-weight-complex="normal"/>
    </style:style>
    <style:style style:name="T8" style:family="text">
      <style:text-properties fo:font-size="12pt" fo:font-weight="normal" officeooo:rsid="00130218" style:font-size-asian="12pt" style:font-weight-asian="normal" style:font-size-complex="12pt" style:font-weight-complex="normal"/>
    </style:style>
    <style:style style:name="T9" style:family="text">
      <style:text-properties fo:font-size="12pt" fo:font-weight="normal" officeooo:rsid="0014bbb8" style:font-size-asian="12pt" style:font-weight-asian="normal" style:font-size-complex="12pt" style:font-weight-complex="normal"/>
    </style:style>
    <style:style style:name="T10" style:family="text">
      <style:text-properties officeooo:rsid="0015e4ed"/>
    </style:style>
    <style:style style:name="T11" style:family="text">
      <style:text-properties officeooo:rsid="001928cf"/>
    </style:style>
    <style:style style:name="T12" style:family="text">
      <style:text-properties officeooo:rsid="00199746"/>
    </style:style>
    <style:style style:name="T13" style:family="text">
      <style:text-properties officeooo:rsid="001a1a01"/>
    </style:style>
    <style:style style:name="T14" style:family="text">
      <style:text-properties officeooo:rsid="001bfae7"/>
    </style:style>
    <style:style style:name="T15" style:family="text">
      <style:text-properties officeooo:rsid="001df64a"/>
    </style:style>
    <style:style style:name="T16" style:family="text">
      <style:text-properties officeooo:rsid="001e3e88"/>
    </style:style>
    <style:style style:name="T17" style:family="text">
      <style:text-properties officeooo:rsid="001e70e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0">EXPLICATION MORAL DE BASE</text:span></text:p>
      <text:p text:style-name="P9"/>
      <text:p text:style-name="P9"><text:span text:style-name="T10">EXPLICATION MCMC</text:span></text:p>
      <text:p text:style-name="P9"/>
      <text:p text:style-name="P9"><text:span text:style-name="T10">EXPLICATION AIRL/ REWARD OBJECTIFS ?</text:span></text:p>
      <text:p text:style-name="P9"/>
      <text:p text:style-name="P9">\section{Etudes des hyperparamètres pour l'elicitation de préférences}</text:p>
      <text:p text:style-name="P8"/>
      <text:p text:style-name="P8"><text:span text:style-name="T10">Notre modèle d’élicitation de préférence peut être décliné en deux visions distincts : préférences sur les trajectoires et préférences sur les actions. Mais dans chacun des cas, la qualité des solutions produites par le modèle dépends fortement de plusieurs hyperparamètres :</text:span></text:p>
      <text:list xml:id="list2844638177" text:style-name="L3">
        <text:list-item>
          <text:p text:style-name="P10">Nombre de questions : <text:span text:style-name="T10">logiquement plus on pose de questions au décideur, plus notre estimation de ses préférences sera précise. Mais dans un soucis de réalisme (si les questions étaient posées à un décideur humain), le nombre de question à poser doit être réduit (moins de 100). Il faut donc trouver un nombre de question suffisant mais le plus réduit possible, on a fixé le nombre de questions à 50 et on modifie les autres hyperparamètres pour qu’ils fonctionnent avec cette quantité d’information.</text:span></text:p>
        </text:list-item>
        <text:list-item>
          <text:p text:style-name="P11">taille MCMC (nombre de w\_new) : <text:s/><text:span text:style-name="T11">Le MCMC peut s’apparenter à une marche aléatoire dans l’espace de recherche, où le temps passé à chaque endroit où l’on passe est proportionnel à l’estimation de la qualité des poids correspondant. </text:span><text:span text:style-name="T12">Le nombre de « pas », c’est à dire le nombre de nouveaux poids que l’on propose, à un fort impact sur l’estimation finale, qui sera la moyenne de tous les poids acceptés. Il faut qu’il soit suffisamment grand pour que la moyenne ait un sens (suffisamment de samples), mais augmenter le nombre de pas a également un fort coût computationnel.</text:span></text:p>
        </text:list-item>
        <text:list-item>
          <text:p text:style-name="P10">Covariance <text:span text:style-name="T10">des nouveaux poids générés durant MCMC :</text:span><text:span text:style-name="T11"> </text:span><text:span text:style-name="T12">La distance de chaque « pas » de cette marche aléatoire a un fort impact sur la façon dont fonctionne l’algorithme, cette distance correspond à la covariance ici. Il faut donc trouver une covariance suffisamment petite pour que l’algorithme se « déplace » de proche en proche, mais suffisamment grande pour qu’il puisse aller dans tous l’espace de recherche avec le nombre limité de pas que l’on a fixé.</text:span></text:p>
        </text:list-item>
        <text:list-item>
          <text:p text:style-name="P12">façon de calculer le prior : <text:span text:style-name="T12">L’espace de recherche peut être limité par des connaissances à priori (le prior) sur les poids que l’on veut obtenir en sortie de l’algorithme. Dans notre cas, on veut que le vecteur de poids soit positif et que sa norme soit inférieure à 1. Je vais appeler cet espace restreint le « prior space ». Lorsqu’un poids est proposé au cours de MCMC, on </text:span><text:soft-page-break/><text:span text:style-name="T12">va calculer la vraisemblance de ce poids (vis-à-vis des questions posées au décideur). </text:span><text:span text:style-name="T13">On va ajouter à cet vraisemblance un score qui dépend de si les poids respectent les informations à priori, c’est à dire si les poids sont dans le « prior space ». Le score que l’on attribut si les poids sont en dehors du prior space va fortement impacté l’algorithme, car les poids en dehors seront acceptés si la pénalité n’est pas suffisamment élevée. Dans la plupart de nos tests, on a fixé une pénalité infinie si les poids proposés sont en dehors du prior space.</text:span></text:p>
        </text:list-item>
        <text:list-item>
          <text:p text:style-name="P10">façon de générer les w\_new : <text:span text:style-name="T12">Les « pas » effectués par notre algorithme reposent sur la façon dont on génère les nouveaux poids proposés. </text:span><text:span text:style-name="T14">Il est possible de ne générer que des poids dans le prior space ou de laisser la possibilité de générer tous les poids proches, même s’il sont en dehors du prior space. Dans la plupart des tests, on ne génère que des poids dans le prior space.</text:span></text:p>
        </text:list-item>
        <text:list-item>
          <text:p text:style-name="P13">Température <text:span text:style-name="T14">de la vraisemblance</text:span> : <text:span text:style-name="T15">On peut ajouter une « température » à la formule de la vraisemblance pour renforcer ou diminuer l’</text:span><text:span text:style-name="T16">assurance de notre estimation</text:span><text:span text:style-name="T15">. </text:span><text:span text:style-name="T16">Pour chaque question « A&gt;B ? » posée au décideur, on va calculer laquelle des deux options A et B serait la plus vraisemblable d’être choisie par notre vecteur de poids. </text:span><text:span text:style-name="T15">Une température de 0 force les options A et B être équi-vraisemblables, </text:span><text:span text:style-name="T16">peut importe le vecteur de poids (on réduit l’impact de la préférence du vecteur de poids). Une température </text:span><text:span text:style-name="T15">qui tend vers +infini </text:span><text:span text:style-name="T16">va rendre l’option préférée par le vecteur de poids, infiniment plus vraisemblable que l’autre option (on augmente l’impact de la préférence du vecteur de poids). La valeur de cette température a un fort impact dans le calcul du score de la vraisemblance totale du vecteur de poids, elle va impacter la vitesse de convergence de l’estimation des poids mais aussi son instabilité.</text:span></text:p>
        </text:list-item>
        <text:list-item>
          <text:p text:style-name="P10">M<text:span text:style-name="T17">CMC</text:span> en parallèles ou successifs : <text:span text:style-name="T17">L’algorithme MCMC est généralement exécuté plusieurs fois en parallèle pour avoir plusieurs estimations différentes, et prendre la moyenne de ces estimations. Mais j’ai constater empiriquement que l’impact était négligeable dans notre cadre d’étude, on utilise donc un seul run d’MCMC pour notre estimation de poids. </text:span></text:p>
        </text:list-item>
      </text:list>
      <text:p text:style-name="P8"/>
      <text:p text:style-name="P7"><text:span text:style-name="T1"/></text:p>
      <text:p text:style-name="P7"><text:span text:style-name="T1">\section{Etude de convergence et de qualité de l'elicitation preference}</text:span></text:p>
      <text:p text:style-name="P1"><text:span text:style-name="T1"/></text:p>
      <text:p text:style-name="P1"><text:span text:style-name="T3">La mise en place d’un modèle passe également par l’analyse de résultats, et c’est pourquoi j’ai cherché à enregistrer des traces montrant la convergence des solutions ainsi que des heuristiques pour l’estimation de la qualité des solutions produites par nos différents modèle d’élicitation de préférences. </text:span></text:p>
      <text:p text:style-name="P1"><text:span text:style-name="T3"/></text:p>
      <text:p text:style-name="P1"><text:span text:style-name="T3">Pour l’étude de convergence, j’ai noté deux indicateurs principaux :</text:span></text:p>
      <text:list xml:id="list2442207329" text:style-name="L1">
        <text:list-item>
          <text:p text:style-name="P2"><text:span text:style-name="T3">le nombre de nouveaux poids acceptés durant l’algorithme MCMC : Si le nombre de nouveaux poids acceptés tend vers 0, alors cela indique que les poids proposés sont considérés comme beaucoup moins bons par notre modèle. Dans le cas où l’on propose un très grand nombre de poids différents, cela indique bien qu’une petite zone de l’espace de recherche est préférée au reste, d’où la convergence vers les poids de cette zone.</text:span></text:p>
        </text:list-item>
        <text:list-item>
          <text:p text:style-name="P3"><text:soft-page-break/><text:span text:style-name="T2">Convergence de la moyenne des poids rencontrés durant le MCMC (posterior_mean) : Si la moyenne des poids rencontrés durant le MCMC converge, cela indique qu’</text:span><text:span text:style-name="T4">on trouve l’état « stable » qui doit être la sortie de l’algorithme MCMC.</text:span></text:p>
        </text:list-item>
      </text:list>
      <text:p text:style-name="P4"><text:span text:style-name="T4"/></text:p>
      <text:p text:style-name="P5"><text:span text:style-name="T2">Notre objectif est désormais de prouver que les poids vers lesquels notre algorithme converge, sont de qualité vis-à-vis des poids possibles de l’espace de recherche. On va donc chercher des indicateurs de qualité de nos solutions produites, j’ai créé plusieurs heuristiques qui peuvent en partie indiqué une qualité de nos solutions. Notre problème est un problème d’apprentissage de préférences d’un expert, en approximant ses préférences par un vecteur de poids. </text:span><text:span text:style-name="T5">L</text:span><text:span text:style-name="T2">a manière dont le décideur choisit sa solution préférée </text:span><text:span text:style-name="T5">va donc impacter fortement la qualité de nos approximations de préférences : certaines manières de choisir les préférences ne peuvent pas être correctement approximées par un simple vecteur de poids. </text:span><text:span text:style-name="T6">Ceci étant dit, il nous faut estimer deux qualités de solutions différentes : A quelle point notre solution estime correctement les préférences du décideur, et à quelle point la solution est bonne en comparaison à tous les poids possibles (comment la solution est bonne exclusivement dans le cadre d’une estimation à partir d’un vecteur de poids). </text:span></text:p>
      <text:p text:style-name="P5"><text:span text:style-name="T6"><text:tab/></text:span><text:span text:style-name="T7">Pour chacune des deux estimations de qualité, on a généré un batch de 1000 trajectoires qui seront les mêmes pour toutes les runs d’estimations de préférences (batch de test)</text:span></text:p>
      <text:list xml:id="list1798185893" text:style-name="L2">
        <text:list-item>
          <text:p text:style-name="P6"><text:span text:style-name="T2">Qualité globale de l’estimation : </text:span><text:span text:style-name="T7">On va trier le batch par ordre croissant de somme pondérée avec notre vecteur de poids trouvé. On prend les 100 premières trajectoires, </text:span><text:span text:style-name="T8">et on attribut au poids un score correspondant à la valeur moyenne attribuée par le décideur à ces trajectoires. Ainsi, plus le vecteur de poids retranscrit bien les préférences du décideur, meilleur sera son score.</text:span></text:p>
        </text:list-item>
        <text:list-item>
          <text:p text:style-name="P6"><text:span text:style-name="T2">Qualité relative au cadre de l’estimation des préférences par vecteur de poids : </text:span><text:span text:style-name="T9">Pour l’estimation de qualité relative, on reprend le score précédent du poids, puis on va le normaliser en calculant des bornes supérieures et inférieures du score possible obtenu. Ces bornes supérieures et inférieures sont respectivement les scores maximum et minimum parmi 1000 poids tirés aléatoirement dans l’espace de recherche. Dans l’hypothèse où on a généré suffisamment de poids aléatoires pour donner une estimation complète de l’espace de recherche, tendre vers 0 indiquerait que l’on tend à obtenir la meilleure estimation possible parmi toutes les solutions atteignables par une approximation des préférences par un vecteur de poids. </text:span></text:p>
        </text:list-item>
      </text:list>
      <text:p text:style-name="P1"><text:line-break/> <text:s text:c="3"/><text:line-break/> <text:s text:c="3"/>-&gt; Etude de convergence + qualité avec les fichiers test\_pref et test\_pref\_2<text:line-break/> <text:s text:c="3"/><text:line-break/> <text:s text:c="3"/>Convergence -&gt; convergence dans les valeurs de w\_posterior, décroissance du nb\_accepted dans MCMC<text:line-break/> <text:s text:c="3"/><text:line-break/> <text:s text:c="3"/>Etude qualité -&gt; <text:line-break/> <text:s text:c="3"/>1/ Indice de performance = génération de 1000 trajectoires de l'agent. classement des trajectoires par ordre décroissant de somme pondérés avec les poids courant. Somme de l'entropy entre le poids cachés de l'expert et les rewards des 100 premières trajectoires. On normalise le score entre avec borne sup = 100 meilleurs traj aux yeux de l'expert, borne inf = 100 pires traj aux yeaux de l'expert. <text:line-break/> <text:s text:c="3"/>-&gt; plus les poids le classement des poids est cohérent avec celui de l'expert, plus le score est bas. <text:line-break/> <text:s text:c="3"/><text:line-break/> <text:s text:c="3"/>2/ Comparaison de l'indice de performance des poids courants et de n poids tirés aléatoirement. <text:line-break/> <text:s text:c="3"/>-&gt; Pour savoir comment l'estimation performe par rapport aux poids de l'espa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5T13:31:34.914000000</meta:creation-date>
    <dc:date>2022-08-05T16:33:07.686000000</dc:date>
    <meta:editing-duration>PT1H45M46S</meta:editing-duration>
    <meta:editing-cycles>16</meta:editing-cycles>
    <meta:generator>LibreOffice/7.2.1.2$Windows_X86_64 LibreOffice_project/87b77fad49947c1441b67c559c339af8f3517e22</meta:generator>
    <meta:document-statistic meta:table-count="0" meta:image-count="0" meta:object-count="0" meta:page-count="3" meta:paragraph-count="22" meta:word-count="1454" meta:character-count="8924" meta:non-whitespace-character-count="7444"/>
  </office:meta>
</office:document-meta>
</file>